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316.79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43.0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e00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Calibri1" style:font-name-asian="FreeSans" style:font-size-asian="12pt" style:language-asian="hi" style:country-asian="IN" style:font-name-complex="Calibri1" style:font-size-complex="6.80000019073486pt" style:language-complex="none" style:country-complex="none"/>
    </style:style>
    <style:style style:name="ce12" style:family="table-cell" style:parent-style-name="Default"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letter-kerning="true" fo:language="es" fo:country="AR" style:language-asian="hi" style:country-asian="IN" style:font-name-asian="FreeSans" style:font-name-complex="Calibri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Como un [usuario], necesito [una forma de crear un usuario], con la finalidad de [entrar a la apl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Como [usuario], necesito [una forma de loguearme], con la finalidad de [Ingresar a la aplicación]</text:span>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Como un [usuario], necesito [Una forma de agregar o eliminar un medicamento], con la finalidad de [poder facilitar la organiz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Como un [usuario], necesito [Una forma de agregar o eliminar horarios], con la finalidad de [poder recordarlos].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omo un [usuario], necesito [Una forma de cerrar sesión], con la finalidad de [poder resguardar mi información privada de otros usuario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6" calcext:value-type="float">
            <text:p>6</text:p>
          </table:table-cell>
          <table:table-cell table:style-name="ce5" office:value-type="string" calcext:value-type="string">
            <text:p>Como un [usuario], necesito [poder personalizar el aspecto de mi calendario], con la finalidad de [adaptarlo a mis necesidade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7" calcext:value-type="float">
            <text:p>7</text:p>
          </table:table-cell>
          <table:table-cell table:style-name="ce5" office:value-type="string" calcext:value-type="string">
            <text:p>Como un [usuario], necesito [agregar una descripción a mi perfil], con la finalidad de [personalizar el perfil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Como un [usuario], necesito [agregar una foto de perfil], con la finalidad de [personalizar el perfil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9" calcext:value-type="float">
            <text:p>9</text:p>
          </table:table-cell>
          <table:table-cell table:style-name="ce5" office:value-type="string" calcext:value-type="string">
            <text:p>Como un [usuario], necesito [poder recuperar mi contraseña], con la finalidad de [poder seguir accediendo a mi cuenta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3" office:value-type="float" office:value="10" calcext:value-type="float">
            <text:p>10</text:p>
          </table:table-cell>
          <table:table-cell table:style-name="ce5" office:value-type="string" calcext:value-type="string">
            <text:p>Como un [usuario], necesito [confirmar que tome la medicación], con la finalidad de [llevar el seguimiento de mi med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3" office:value-type="float" office:value="11" calcext:value-type="float">
            <text:p>11</text:p>
          </table:table-cell>
          <table:table-cell table:style-name="ce5" office:value-type="string" calcext:value-type="string">
            <text:p>Como un [usuario], necesito [acceder a cada dia], con la finalidad de [agregar/eliminar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3" office:value-type="float" office:value="12" calcext:value-type="float">
            <text:p>12</text:p>
          </table:table-cell>
          <table:table-cell table:style-name="ce5" office:value-type="string" calcext:value-type="string">
            <text:p>Como un [usuario], necesito [acceder a cada dia], con la finalidad de [confirmar si tome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3" office:value-type="float" office:value="13" calcext:value-type="float">
            <text:p>13</text:p>
          </table:table-cell>
          <table:table-cell table:style-name="ce5" office:value-type="string" calcext:value-type="string">
            <text:p>Como un [usuario], necesito [que me llegue una notificación], con la finalidad de [recordar la toma de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3" office:value-type="float" office:value="14" calcext:value-type="float">
            <text:p>14</text:p>
          </table:table-cell>
          <table:table-cell table:style-name="ce5" office:value-type="string" calcext:value-type="string">
            <text:p>Como un [usuario], necesito [agregar fecha de inicio y fin de la medicación], con la finalidad de [llevar el seguimiento de mi med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3" office:value-type="float" office:value="15" calcext:value-type="float">
            <text:p>15</text:p>
          </table:table-cell>
          <table:table-cell table:style-name="ce5" office:value-type="string" calcext:value-type="string">
            <text:p>Como un [usuario], necesito [aclarar si se excluyen dias de la medicación], con la finalidad de [llevar el seguimiento de mi med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float" office:value="16" calcext:value-type="float">
            <text:p>16</text:p>
          </table:table-cell>
          <table:table-cell table:style-name="ce5" office:value-type="string" calcext:value-type="string">
            <text:p>Como un [usuario], necesito [agregar dosis de la medicación], con la finalidad de [agregar mas información a mi med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float" office:value="17" calcext:value-type="float">
            <text:p>17</text:p>
          </table:table-cell>
          <table:table-cell table:style-name="ce5" office:value-type="string" calcext:value-type="string">
            <text:p>Como un [desarrollador], necesito [instalar las herramientas adecuadas], con la finalidad de [poder comenzar el proyec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6">
          <table:table-cell/>
          <table:table-cell table:style-name="ce13" office:value-type="float" office:value="18" calcext:value-type="float">
            <text:p>18</text:p>
          </table:table-cell>
          <table:table-cell table:style-name="ce5" office:value-type="string" calcext:value-type="string">
            <text:p>Como un [diseñador], necesito [instalar las herramientas adecuadas], con la finalidad de [crear la parte visual del proyecto]</text:p>
          </table:table-cell>
          <table:table-cell table:style-name="ce5" office:value-type="string" calcext:value-type="string">
            <text:p>Desarrollador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float" office:value="19" calcext:value-type="float">
            <text:p>19</text:p>
          </table:table-cell>
          <table:table-cell table:style-name="ce5" office:value-type="string" calcext:value-type="string">
            <text:p>Como un [tester], necesito [instalar las herramientas adecuadas], con la finalidad de [poder comenzar el proyecto]</text:p>
          </table:table-cell>
          <table:table-cell table:style-name="ce5" office:value-type="string" calcext:value-type="string">
            <text:p>Tester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5">
          <table:table-cell/>
          <table:table-cell table:style-name="ce13" office:value-type="float" office:value="20" calcext:value-type="float">
            <text:p>20</text:p>
          </table:table-cell>
          <table:table-cell table:style-name="ce5" office:value-type="string" calcext:value-type="string">
            <text:p>Como un [DBA], necesito [programas determinados], con la finalidad de [crear bases de datos]</text:p>
          </table:table-cell>
          <table:table-cell table:style-name="ce5" office:value-type="string" calcext:value-type="string">
            <text:p>DBA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5">
          <table:table-cell/>
          <table:table-cell table:style-name="ce13" office:value-type="float" office:value="21" calcext:value-type="float">
            <text:p>21</text:p>
          </table:table-cell>
          <table:table-cell table:style-name="ce5" office:value-type="string" calcext:value-type="string">
            <text:p>Como un [DBA], necesito [crear una base de datos], con la finalidad de [almacenar informacion dentro de la pagina]</text:p>
          </table:table-cell>
          <table:table-cell table:style-name="ce5" office:value-type="string" calcext:value-type="string">
            <text:p>DBA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5">
          <table:table-cell/>
          <table:table-cell table:style-name="ce13" office:value-type="float" office:value="22" calcext:value-type="float">
            <text:p>22</text:p>
          </table:table-cell>
          <table:table-cell table:style-name="ce5" office:value-type="string" calcext:value-type="string">
            <text:p>Como un [tester], necesito [realizar pruebas necesarias], con la finalidad de [encontrar errores y registrar de ellos]</text:p>
          </table:table-cell>
          <table:table-cell table:style-name="ce5" office:value-type="string" calcext:value-type="string">
            <text:p>Tester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5">
          <table:table-cell/>
          <table:table-cell table:style-name="ce13" office:value-type="float" office:value="23" calcext:value-type="float">
            <text:p>23</text:p>
          </table:table-cell>
          <table:table-cell table:style-name="ce5" office:value-type="string" calcext:value-type="string">
            <text:p>Como un [tester], necesito [advertir sobre los errores], con la finalidad de [que el programador los corrija]</text:p>
          </table:table-cell>
          <table:table-cell table:style-name="ce5" office:value-type="string" calcext:value-type="string">
            <text:p>Tester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5">
          <table:table-cell/>
          <table:table-cell table:style-name="ce13" office:value-type="float" office:value="24" calcext:value-type="float">
            <text:p>24</text:p>
          </table:table-cell>
          <table:table-cell table:style-name="ce5" office:value-type="string" calcext:value-type="string">
            <text:p>Como un [desarrollador], necesito [ser advertido sobre los errores], con la finalidad de [no buscarlos yo mismo y corregirlos]</text:p>
          </table:table-cell>
          <table:table-cell table:style-name="ce5" office:value-type="string" calcext:value-type="string">
            <text:p>Desarrollador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5">
          <table:table-cell/>
          <table:table-cell table:style-name="ce13" office:value-type="float" office:value="25" calcext:value-type="float">
            <text:p>25</text:p>
          </table:table-cell>
          <table:table-cell table:style-name="ce5" office:value-type="string" calcext:value-type="string">
            <text:p>Como un [diseñador], necesito [que el manager me diga que diseño quiere el cliente], con la finalidad de [darle lo que busca y cumplir las espectativas]</text:p>
          </table:table-cell>
          <table:table-cell table:style-name="ce5" office:value-type="string" calcext:value-type="string">
            <text:p>Diseñador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5">
          <table:table-cell/>
          <table:table-cell table:style-name="ce13" office:value-type="float" office:value="26" calcext:value-type="float">
            <text:p>26</text:p>
          </table:table-cell>
          <table:table-cell table:style-name="ce5" office:value-type="string" calcext:value-type="string">
            <text:p>Como un [programador], necesito [que el manager me diga como quiere la pagina el cliente], con la finalidad de [darle lo que busca y cumplir las espectativas]</text:p>
          </table:table-cell>
          <table:table-cell table:style-name="ce5" office:value-type="string" calcext:value-type="string">
            <text:p>Programador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5">
          <table:table-cell/>
          <table:table-cell table:style-name="ce13" office:value-type="float" office:value="27" calcext:value-type="float">
            <text:p>27</text:p>
          </table:table-cell>
          <table:table-cell table:style-name="ce5" office:value-type="string" calcext:value-type="string">
            <text:p>Como [proyect manager], necesito [una forma de comunicarme], con la finalidad de [distribuir tarea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5">
          <table:table-cell/>
          <table:table-cell table:style-name="ce13" office:value-type="float" office:value="28" calcext:value-type="float">
            <text:p>28</text:p>
          </table:table-cell>
          <table:table-cell table:style-name="ce5" office:value-type="string" calcext:value-type="string">
            <text:p>Como [proyect manager] necesito [una forma de organizar tareas] con la finalidad de [distribuirlas de la mejor forma posible al equip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5">
          <table:table-cell/>
          <table:table-cell table:style-name="ce13" office:value-type="float" office:value="29" calcext:value-type="float">
            <text:p>29</text:p>
          </table:table-cell>
          <table:table-cell table:style-name="ce5" office:value-type="string" calcext:value-type="string">
            <text:p>Como [proyect manager] necesito [una forma de visualizar la cantidad de tiempo necesario para cada tarea] con la finalidad de [distribuirlas de la mejor forma posible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number-columns-repeated="1017"/>
        </table:table-row>
        <table:table-row table:style-name="ro5" table:number-rows-repeated="4">
          <table:table-cell/>
          <table:table-cell table:style-name="ce13"/>
          <table:table-cell table:style-name="ce5" table:number-columns-repeated="5"/>
          <table:table-cell table:number-columns-repeated="1017"/>
        </table:table-row>
        <table:table-row table:style-name="ro5" table:number-rows-repeated="5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8:21:17.7461468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06T18:49:11.633919485</dc:date>
    <meta:generator>LibreOffice/6.2.8.2$Linux_X86_64 LibreOffice_project/20$Build-2</meta:generator>
    <meta:editing-duration>PT41M22S</meta:editing-duration>
    <meta:editing-cycles>8</meta:editing-cycles>
    <meta:document-statistic meta:table-count="1" meta:cell-count="18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